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Municipality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Estimate</text:p>
            <text:p>1985-01-01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Estimate</text:p>
            <text:p>1995-01-0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Estimate</text:p>
            <text:p>2005-01-01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Estimate</text:p>
            <text:p>2015-01-01</text:p>
          </table:table-cell>
          <table:table-cell table:style-name="ce1" office:value-type="string" calcext:value-type="string">
            <text:p><text:a xlink:href="javascript:sort('ts',7,true)" xlink:type="simple">Population</text:a></text:p>
            <text:p>Estimate</text:p>
            <text:p>2025-01-01</text:p>
          </table:table-cell>
        </table:table-row>
        <table:table-row table:style-name="ro2">
          <table:table-cell office:value-type="string" calcext:value-type="string">
            <text:p><text:a xlink:href="javascript:sym('420701')" xlink:type="simple">Æðu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'460705')" xlink:type="simple">Akr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mbiar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javascript:sym('410505')" xlink:type="simple">Ánirn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a xlink:href="javascript:sym('430801')" xlink:type="simple">Argi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1261" calcext:value-type="float">
            <text:p>1261</text:p>
          </table:table-cell>
          <table:table-cell office:value-type="float" office:value="1412" calcext:value-type="float">
            <text:p>1412</text:p>
          </table:table-cell>
          <table:table-cell office:value-type="float" office:value="1888" calcext:value-type="float">
            <text:p>1888</text:p>
          </table:table-cell>
          <table:table-cell office:value-type="float" office:value="1979" calcext:value-type="float">
            <text:p>1979</text:p>
          </table:table-cell>
          <table:table-cell office:value-type="float" office:value="2551" calcext:value-type="float">
            <text:p>2551</text:p>
          </table:table-cell>
        </table:table-row>
        <table:table-row table:style-name="ro2">
          <table:table-cell office:value-type="string" calcext:value-type="string">
            <text:p><text:a xlink:href="javascript:sym('410502')" xlink:type="simple">Árnafjør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440401')" xlink:type="simple">Bø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ørvágs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'450401')" xlink:type="simple">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úsavíkar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a xlink:href="javascript:sym('410401')" xlink:type="simple">Depil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nnasund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javascript:sym('421001')" xlink:type="simple">Eið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iðis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office:value-type="float" office:value="658" calcext:value-type="float">
            <text:p>658</text:p>
          </table:table-cell>
          <table:table-cell office:value-type="float" office:value="630" calcext:value-type="float">
            <text:p>630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string" calcext:value-type="string">
            <text:p><text:a xlink:href="javascript:sym('420201')" xlink:type="simple">Eldu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javascript:sym('460301')" xlink:type="simple">Fámjin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ámjins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460201')" xlink:type="simple">Froðb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vøroyrar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<text:a xlink:href="javascript:sym('420301')" xlink:type="simple">Fuglafjør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uglafjarðar</text:p>
          </table:table-cell>
          <table:table-cell office:value-type="float" office:value="1597" calcext:value-type="float">
            <text:p>1597</text:p>
          </table:table-cell>
          <table:table-cell office:value-type="float" office:value="1419" calcext:value-type="float">
            <text:p>1419</text:p>
          </table:table-cell>
          <table:table-cell office:value-type="float" office:value="1539" calcext:value-type="float">
            <text:p>1539</text:p>
          </table:table-cell>
          <table:table-cell office:value-type="float" office:value="1502" calcext:value-type="float">
            <text:p>1502</text:p>
          </table:table-cell>
          <table:table-cell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<text:a xlink:href="javascript:sym('420202')" xlink:type="simple">Funningsfjør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421201')" xlink:type="simple">Funnin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javascript:sym('440402')" xlink:type="simple">Gása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ørvág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javascript:sym('421301')" xlink:type="simple">Gjógv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javascript:sym('420702')" xlink:type="simple">Glyvr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409" calcext:value-type="float">
            <text:p>409</text:p>
          </table:table-cell>
          <table:table-cell office:value-type="float" office:value="321" calcext:value-type="float">
            <text:p>321</text:p>
          </table:table-cell>
          <table:table-cell office:value-type="float" office:value="422" calcext:value-type="float">
            <text:p>422</text:p>
          </table:table-cell>
          <table:table-cell office:value-type="float" office:value="370" calcext:value-type="float">
            <text:p>370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<text:a xlink:href="javascript:sym('420502')" xlink:type="simple">Gøtugjógv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ystur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430101')" xlink:type="simple">Haldórs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207" calcext:value-type="float">
            <text:p>207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<text:a xlink:href="javascript:sym('410601')" xlink:type="simple">Haraldssund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unoyar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410101')" xlink:type="simple">Hattar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ugloyar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javascript:sym('420302')" xlink:type="simple">Hellurn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uglafjarðar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javascript:sym('431001')" xlink:type="simple">Hest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javascript:sym('430401')" xlink:type="simple">Hós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<text:a xlink:href="javascript:sym('460401')" xlink:type="simple">Hov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vs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470108')" xlink:type="simple">Hoy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810" calcext:value-type="float">
            <text:p>810</text:p>
          </table:table-cell>
          <table:table-cell office:value-type="float" office:value="1828" calcext:value-type="float">
            <text:p>1828</text:p>
          </table:table-cell>
          <table:table-cell office:value-type="float" office:value="2949" calcext:value-type="float">
            <text:p>2949</text:p>
          </table:table-cell>
          <table:table-cell office:value-type="float" office:value="3796" calcext:value-type="float">
            <text:p>3796</text:p>
          </table:table-cell>
          <table:table-cell office:value-type="float" office:value="4687" calcext:value-type="float">
            <text:p>4687</text:p>
          </table:table-cell>
        </table:table-row>
        <table:table-row table:style-name="ro2">
          <table:table-cell office:value-type="string" calcext:value-type="string">
            <text:p><text:a xlink:href="javascript:sym('410801')" xlink:type="simple">Hús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<text:a xlink:href="javascript:sym('450402')" xlink:type="simple">Húsa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úsavíka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<text:a xlink:href="javascript:sym('460101')" xlink:type="simple">Hvalb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lbiar</text:p>
          </table:table-cell>
          <table:table-cell office:value-type="float" office:value="716" calcext:value-type="float">
            <text:p>716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 office:value-type="float" office:value="638" calcext:value-type="float">
            <text:p>638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string" calcext:value-type="string">
            <text:p><text:a xlink:href="javascript:sym('430301')" xlink:type="simple">Hval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195" calcext:value-type="float">
            <text:p>195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<text:a xlink:href="javascript:sym('410402')" xlink:type="simple">Hvannasund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nnasunds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227" calcext:value-type="float">
            <text:p>227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'470106')" xlink:type="simple">Hvíta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<text:a xlink:href="javascript:sym('420801')" xlink:type="simple">Innan Glyv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jóvar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'420503')" xlink:type="simple">Í Skálafirð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ystu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javascript:sym('470102')" xlink:type="simple">Kaldba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147" calcext:value-type="float">
            <text:p>147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<text:a xlink:href="javascript:sym('470103')" xlink:type="simple">Kaldbaksbotn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javascript:sym('410102')" xlink:type="simple">Kirkj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ugloyar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javascript:sym('430901')" xlink:type="simple">Kirkjubø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'410501')" xlink:type="simple">Klaks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4726" calcext:value-type="float">
            <text:p>4726</text:p>
          </table:table-cell>
          <table:table-cell office:value-type="float" office:value="4443" calcext:value-type="float">
            <text:p>4443</text:p>
          </table:table-cell>
          <table:table-cell office:value-type="float" office:value="4684" calcext:value-type="float">
            <text:p>4684</text:p>
          </table:table-cell>
          <table:table-cell office:value-type="float" office:value="4597" calcext:value-type="float">
            <text:p>4597</text:p>
          </table:table-cell>
          <table:table-cell office:value-type="float" office:value="5105" calcext:value-type="float">
            <text:p>5105</text:p>
          </table:table-cell>
        </table:table-row>
        <table:table-row table:style-name="ro2">
          <table:table-cell office:value-type="string" calcext:value-type="string">
            <text:p><text:a xlink:href="javascript:sym('420802')" xlink:type="simple">Kolbeinagjógv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jóvar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javascript:sym('430501')" xlink:type="simple">Kollafjør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777" calcext:value-type="float">
            <text:p>777</text:p>
          </table:table-cell>
          <table:table-cell office:value-type="float" office:value="790" calcext:value-type="float">
            <text:p>790</text:p>
          </table:table-cell>
          <table:table-cell office:value-type="float" office:value="820" calcext:value-type="float">
            <text:p>820</text:p>
          </table:table-cell>
          <table:table-cell office:value-type="float" office:value="749" calcext:value-type="float">
            <text:p>749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string" calcext:value-type="string">
            <text:p><text:a xlink:href="javascript:sym('431002')" xlink:type="simple">Kolt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javascript:sym('410602')" xlink:type="simple">Kunoy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unoyar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<text:a xlink:href="javascript:sym('430601')" xlink:type="simple">Kví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vívíkar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375" calcext:value-type="float">
            <text:p>375</text:p>
          </table:table-cell>
          <table:table-cell office:value-type="float" office:value="361" calcext:value-type="float">
            <text:p>361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<text:a xlink:href="javascript:sym('420703')" xlink:type="simple">Lamb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<text:a xlink:href="javascript:sym('420709')" xlink:type="simple">Lambareið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javascript:sym('430102')" xlink:type="simple">Langasand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<text:a xlink:href="javascript:sym('420401')" xlink:type="simple">Leir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ystur</text:p>
          </table:table-cell>
          <table:table-cell office:value-type="float" office:value="790" calcext:value-type="float">
            <text:p>790</text:p>
          </table:table-cell>
          <table:table-cell office:value-type="float" office:value="748" calcext:value-type="float">
            <text:p>748</text:p>
          </table:table-cell>
          <table:table-cell office:value-type="float" office:value="853" calcext:value-type="float">
            <text:p>853</text:p>
          </table:table-cell>
          <table:table-cell office:value-type="float" office:value="895" calcext:value-type="float">
            <text:p>895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<text:a xlink:href="javascript:sym('430602')" xlink:type="simple">Leyn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vívíkar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<text:a xlink:href="javascript:sym('421002')" xlink:type="simple">Ljósá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iðis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javascript:sym('460702')" xlink:type="simple">Lopr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mbiar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javascript:sym('440201')" xlink:type="simple">Miðvá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ága</text:p>
          </table:table-cell>
          <table:table-cell office:value-type="float" office:value="1022" calcext:value-type="float">
            <text:p>1022</text:p>
          </table:table-cell>
          <table:table-cell office:value-type="float" office:value="925" calcext:value-type="float">
            <text:p>925</text:p>
          </table:table-cell>
          <table:table-cell office:value-type="float" office:value="1032" calcext:value-type="float">
            <text:p>1032</text:p>
          </table:table-cell>
          <table:table-cell office:value-type="float" office:value="1060" calcext:value-type="float">
            <text:p>1060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string" calcext:value-type="string">
            <text:p><text:a xlink:href="javascript:sym('410701')" xlink:type="simple">Mikla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javascript:sym('470104')" xlink:type="simple">Mjørka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javascript:sym('420803')" xlink:type="simple">Morskra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jóvar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javascript:sym('410403')" xlink:type="simple">Múl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nnasund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javascript:sym('440501')" xlink:type="simple">Myki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ørvágs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javascript:sym('420601')" xlink:type="simple">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es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326" calcext:value-type="float">
            <text:p>326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string" calcext:value-type="string">
            <text:p><text:a xlink:href="javascript:sym('430302')" xlink:type="simple">Nes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javascript:sym('431102')" xlink:type="simple">Nólsoy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315" calcext:value-type="float">
            <text:p>315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<text:a xlink:href="javascript:sym('410404')" xlink:type="simple">Norðdepil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nnasunds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<text:a xlink:href="javascript:sym('410503')" xlink:type="simple">Norðoyr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<text:a xlink:href="javascript:sym('430805')" xlink:type="simple">Norðra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javascript:sym('420504')" xlink:type="simple">Norðragøt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ystur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570" calcext:value-type="float">
            <text:p>570</text:p>
          </table:table-cell>
          <table:table-cell office:value-type="float" office:value="629" calcext:value-type="float">
            <text:p>629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string" calcext:value-type="string">
            <text:p><text:a xlink:href="javascript:sym('421101')" xlink:type="simple">Norðskál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string" calcext:value-type="string">
            <text:p><text:a xlink:href="javascript:sym('410405')" xlink:type="simple">Norðtofti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nnasund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javascript:sym('460204')" xlink:type="simple">Ørða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vøroyrar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<text:a xlink:href="javascript:sym('460205')" xlink:type="simple">Ørðavíkslíð</text:a> (Ørðavíkarlíð)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vøroyrar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420101')" xlink:type="simple">Oyndarfjør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<text:a xlink:href="javascript:sym('421102')" xlink:type="simple">Oyrarbakk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430502')" xlink:type="simple">Oyrareingi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javascript:sym('421103')" xlink:type="simple">Oyr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460501')" xlink:type="simple">Porker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orkeris</text:p>
          </table:table-cell>
          <table:table-cell office:value-type="float" office:value="355" calcext:value-type="float">
            <text:p>355</text:p>
          </table:table-cell>
          <table:table-cell office:value-type="float" office:value="401" calcext:value-type="float">
            <text:p>401</text:p>
          </table:table-cell>
          <table:table-cell office:value-type="float" office:value="359" calcext:value-type="float">
            <text:p>359</text:p>
          </table:table-cell>
          <table:table-cell office:value-type="float" office:value="301" calcext:value-type="float">
            <text:p>301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<text:a xlink:href="javascript:sym('420704')" xlink:type="simple">Ritu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<text:a xlink:href="javascript:sym('420705')" xlink:type="simple">Runa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406" calcext:value-type="float">
            <text:p>406</text:p>
          </table:table-cell>
          <table:table-cell office:value-type="float" office:value="438" calcext:value-type="float">
            <text:p>438</text:p>
          </table:table-cell>
          <table:table-cell office:value-type="float" office:value="475" calcext:value-type="float">
            <text:p>475</text:p>
          </table:table-cell>
          <table:table-cell office:value-type="float" office:value="527" calcext:value-type="float">
            <text:p>527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<text:a xlink:href="javascript:sym('430201')" xlink:type="simple">Saksun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javascript:sym('420706')" xlink:type="simple">Saltangará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821" calcext:value-type="float">
            <text:p>821</text:p>
          </table:table-cell>
          <table:table-cell office:value-type="float" office:value="977" calcext:value-type="float">
            <text:p>977</text:p>
          </table:table-cell>
          <table:table-cell office:value-type="float" office:value="1216" calcext:value-type="float">
            <text:p>1216</text:p>
          </table:table-cell>
        </table:table-row>
        <table:table-row table:style-name="ro2">
          <table:table-cell office:value-type="string" calcext:value-type="string">
            <text:p><text:a xlink:href="javascript:sym('420602')" xlink:type="simple">Salt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es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<text:a xlink:href="javascript:sym('440101')" xlink:type="simple">Sandavá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ága</text:p>
          </table:table-cell>
          <table:table-cell office:value-type="float" office:value="768" calcext:value-type="float">
            <text:p>768</text:p>
          </table:table-cell>
          <table:table-cell office:value-type="float" office:value="667" calcext:value-type="float">
            <text:p>667</text:p>
          </table:table-cell>
          <table:table-cell office:value-type="float" office:value="739" calcext:value-type="float">
            <text:p>739</text:p>
          </table:table-cell>
          <table:table-cell office:value-type="float" office:value="881" calcext:value-type="float">
            <text:p>881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string" calcext:value-type="string">
            <text:p><text:a xlink:href="javascript:sym('450101')" xlink:type="simple">Sand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ands</text:p>
          </table:table-cell>
          <table:table-cell office:value-type="float" office:value="656" calcext:value-type="float">
            <text:p>656</text:p>
          </table:table-cell>
          <table:table-cell office:value-type="float" office:value="557" calcext:value-type="float">
            <text:p>557</text:p>
          </table:table-cell>
          <table:table-cell office:value-type="float" office:value="599" calcext:value-type="float">
            <text:p>599</text:p>
          </table:table-cell>
          <table:table-cell office:value-type="float" office:value="526" calcext:value-type="float">
            <text:p>526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<text:a xlink:href="javascript:sym('460102')" xlink:type="simple">Sand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valbiar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420804')" xlink:type="simple">Selatrað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jóvar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<text:a xlink:href="javascript:sym('430503')" xlink:type="simple">Signabø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'420901')" xlink:type="simple">Skál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614" calcext:value-type="float">
            <text:p>614</text:p>
          </table:table-cell>
          <table:table-cell office:value-type="float" office:value="672" calcext:value-type="float">
            <text:p>672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string" calcext:value-type="string">
            <text:p><text:a xlink:href="javascript:sym('420902')" xlink:type="simple">Skálabotn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<text:a xlink:href="javascript:sym('450301')" xlink:type="simple">Skála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kálavíkar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<text:a xlink:href="javascript:sym('430604')" xlink:type="simple">Skælin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vívíka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javascript:sym('450403')" xlink:type="simple">Skarva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úsavíka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javascript:sym('420707')" xlink:type="simple">Skipa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javascript:sym('450201')" xlink:type="simple">Skopun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kopunar</text:p>
          </table:table-cell>
          <table:table-cell office:value-type="float" office:value="608" calcext:value-type="float">
            <text:p>608</text:p>
          </table:table-cell>
          <table:table-cell office:value-type="float" office:value="541" calcext:value-type="float">
            <text:p>541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'450501')" xlink:type="simple">Skúgvoy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kúgvoyar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javascript:sym('420708')" xlink:type="simple">Søldarfjør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unavíkar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office:value-type="float" office:value="322" calcext:value-type="float">
            <text:p>322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<text:a xlink:href="javascript:sym('440301')" xlink:type="simple">Sørvá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ørvágs</text:p>
          </table:table-cell>
          <table:table-cell office:value-type="float" office:value="968" calcext:value-type="float">
            <text:p>968</text:p>
          </table:table-cell>
          <table:table-cell office:value-type="float" office:value="911" calcext:value-type="float">
            <text:p>911</text:p>
          </table:table-cell>
          <table:table-cell office:value-type="float" office:value="976" calcext:value-type="float">
            <text:p>976</text:p>
          </table:table-cell>
          <table:table-cell office:value-type="float" office:value="986" calcext:value-type="float">
            <text:p>986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 office:value-type="string" calcext:value-type="string">
            <text:p><text:a xlink:href="javascript:sym('450502')" xlink:type="simple">Stóra Dímun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kúgvoya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javascript:sym('420805')" xlink:type="simple">Strend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jóvar</text:p>
          </table:table-cell>
          <table:table-cell office:value-type="float" office:value="733" calcext:value-type="float">
            <text:p>733</text:p>
          </table:table-cell>
          <table:table-cell office:value-type="float" office:value="738" calcext:value-type="float">
            <text:p>738</text:p>
          </table:table-cell>
          <table:table-cell office:value-type="float" office:value="819" calcext:value-type="float">
            <text:p>819</text:p>
          </table:table-cell>
          <table:table-cell office:value-type="float" office:value="765" calcext:value-type="float">
            <text:p>765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 office:value-type="string" calcext:value-type="string">
            <text:p><text:a xlink:href="javascript:sym('430303')" xlink:type="simple">Streym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199" calcext:value-type="float">
            <text:p>199</text:p>
          </table:table-cell>
          <table:table-cell office:value-type="float" office:value="263" calcext:value-type="float">
            <text:p>263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<text:a xlink:href="javascript:sym('430605')" xlink:type="simple">Stykkið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vívíkar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javascript:sym('460703')" xlink:type="simple">Sumb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mbiar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<text:a xlink:href="javascript:sym('470105')" xlink:type="simple">Sund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javascript:sym('421003')" xlink:type="simple">Svínái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iði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<text:a xlink:href="javascript:sym('410201')" xlink:type="simple">Svínoy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javascript:sym('410802')" xlink:type="simple">Syðra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javascript:sym('430806')" xlink:type="simple">Syðrada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javascript:sym('420505')" xlink:type="simple">Syðrugøt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ystur</text:p>
          </table:table-cell>
          <table:table-cell office:value-type="float" office:value="368" calcext:value-type="float">
            <text:p>368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<text:a xlink:href="javascript:sym('430103')" xlink:type="simple">Tjørnuvík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nda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<text:a xlink:href="javascript:sym('420603')" xlink:type="simple">Tofti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es</text:p>
          </table:table-cell>
          <table:table-cell office:value-type="float" office:value="675" calcext:value-type="float">
            <text:p>675</text:p>
          </table:table-cell>
          <table:table-cell office:value-type="float" office:value="698" calcext:value-type="float">
            <text:p>698</text:p>
          </table:table-cell>
          <table:table-cell office:value-type="float" office:value="828" calcext:value-type="float">
            <text:p>828</text:p>
          </table:table-cell>
          <table:table-cell office:value-type="float" office:value="787" calcext:value-type="float">
            <text:p>787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javascript:sym('470101')" xlink:type="simple">Tórshavn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12351" calcext:value-type="float">
            <text:p>12351</text:p>
          </table:table-cell>
          <table:table-cell office:value-type="float" office:value="11568" calcext:value-type="float">
            <text:p>11568</text:p>
          </table:table-cell>
          <table:table-cell office:value-type="float" office:value="12592" calcext:value-type="float">
            <text:p>12592</text:p>
          </table:table-cell>
          <table:table-cell office:value-type="float" office:value="12615" calcext:value-type="float">
            <text:p>12615</text:p>
          </table:table-cell>
          <table:table-cell office:value-type="float" office:value="14095" calcext:value-type="float">
            <text:p>14095</text:p>
          </table:table-cell>
        </table:table-row>
        <table:table-row table:style-name="ro2">
          <table:table-cell office:value-type="string" calcext:value-type="string">
            <text:p><text:a xlink:href="javascript:sym('410702')" xlink:type="simple">Trøllanes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laksvíkar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javascript:sym('460202')" xlink:type="simple">Trongisvá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vøroyrar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415" calcext:value-type="float">
            <text:p>415</text:p>
          </table:table-cell>
          <table:table-cell office:value-type="float" office:value="516" calcext:value-type="float">
            <text:p>516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<text:a xlink:href="javascript:sym('460203')" xlink:type="simple">Tvøroyr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vøroyrar</text:p>
          </table:table-cell>
          <table:table-cell office:value-type="float" office:value="1405" calcext:value-type="float">
            <text:p>1405</text:p>
          </table:table-cell>
          <table:table-cell office:value-type="float" office:value="1191" calcext:value-type="float">
            <text:p>1191</text:p>
          </table:table-cell>
          <table:table-cell office:value-type="float" office:value="1175" calcext:value-type="float">
            <text:p>1175</text:p>
          </table:table-cell>
          <table:table-cell office:value-type="float" office:value="815" calcext:value-type="float">
            <text:p>815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office:value-type="string" calcext:value-type="string">
            <text:p><text:a xlink:href="javascript:sym('420501')" xlink:type="simple">Undir Gøtueið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ystur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javascript:sym('460601')" xlink:type="simple">Vág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ágs</text:p>
          </table:table-cell>
          <table:table-cell office:value-type="float" office:value="1759" calcext:value-type="float">
            <text:p>1759</text:p>
          </table:table-cell>
          <table:table-cell office:value-type="float" office:value="1428" calcext:value-type="float">
            <text:p>1428</text:p>
          </table:table-cell>
          <table:table-cell office:value-type="float" office:value="1423" calcext:value-type="float">
            <text:p>1423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</table:table-row>
        <table:table-row table:style-name="ro2">
          <table:table-cell office:value-type="string" calcext:value-type="string">
            <text:p><text:a xlink:href="javascript:sym('430606')" xlink:type="simple">Vál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Kvívíkar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javascript:sym('440202')" xlink:type="simple">Vatnsoyra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ág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<text:a xlink:href="javascript:sym('430902')" xlink:type="simple">Velbastaður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órshavnar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<text:a xlink:href="javascript:sym('430701')" xlink:type="simple">Vestmanna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estmanna</text:p>
          </table:table-cell>
          <table:table-cell office:value-type="float" office:value="1305" calcext:value-type="float">
            <text:p>1305</text:p>
          </table:table-cell>
          <table:table-cell office:value-type="float" office:value="1152" calcext:value-type="float">
            <text:p>1152</text:p>
          </table:table-cell>
          <table:table-cell office:value-type="float" office:value="1241" calcext:value-type="float">
            <text:p>1241</text:p>
          </table:table-cell>
          <table:table-cell office:value-type="float" office:value="1210" calcext:value-type="float">
            <text:p>1210</text:p>
          </table:table-cell>
          <table:table-cell office:value-type="float" office:value="1253" calcext:value-type="float">
            <text:p>1253</text:p>
          </table:table-cell>
        </table:table-row>
        <table:table-row table:style-name="ro2">
          <table:table-cell office:value-type="string" calcext:value-type="string">
            <text:p><text:a xlink:href="javascript:sym('410301')" xlink:type="simple">Viðareið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iðareiðis</text:p>
          </table:table-cell>
          <table:table-cell office:value-type="float" office:value="276" calcext:value-type="float">
            <text:p>276</text:p>
          </table:table-cell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<text:a xlink:href="javascript:sym('460704')" xlink:type="simple">Víkarbyrgi</text:a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mbi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06:41:28.705827800</meta:creation-date>
    <dc:date>2025-05-18T06:42:10.249735900</dc:date>
    <meta:editing-duration>PT41S</meta:editing-duration>
    <meta:editing-cycles>1</meta:editing-cycles>
    <meta:document-statistic meta:table-count="1" meta:cell-count="960" meta:object-count="0"/>
    <meta:generator>LibreOffice/25.2.2.2$Windows_X86_64 LibreOffice_project/7370d4be9e3cf6031a51beef54ff3bda878e3fac</meta:generator>
  </office:meta>
</office:document-meta>
</file>